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61A0000040EEF6710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611cm" svg:height="4.393cm" svg:x="1.537cm" svg:y="0.82cm">
          <draw:image xlink:href="Pictures/100000000000061A0000040EEF671005.png" xlink:type="simple" xlink:show="embed" xlink:actuate="onLoad">
            <text:p/>
          </draw:image>
        </draw:frame>
        <draw:rect draw:style-name="gr2" draw:text-style-name="P1" draw:id="id1" draw:layer="layout" svg:width="6.731cm" svg:height="4.641cm" svg:x="1.537cm" svg:y="0.713cm">
          <text:p/>
        </draw:rect>
        <draw:connector draw:style-name="gr3" draw:text-style-name="P1" draw:layer="layout" draw:type="curve" draw:line-skew="1.351cm -5.8cm -1.218cm" svg:x1="8.268cm" svg:y1="3.033cm" svg:x2="1.537cm" svg:y2="3.033cm" draw:start-shape="id1" draw:start-glue-point="1" draw:end-shape="id1" draw:end-glue-point="3" svg:d="m8268 3033c2778 0 1852-2978-3299-2978s-6010 2978-3432 2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5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Cooper</meta:initial-creator>
    <meta:creation-date>2012-08-09T10:37:11</meta:creation-date>
    <dc:date>2012-08-09T10:41:50</dc:date>
    <dc:creator>Jonathan Cooper</dc:creator>
    <meta:editing-duration>PT00H04M43S</meta:editing-duration>
    <meta:editing-cycles>2</meta:editing-cycles>
    <meta:generator>OpenOffice.org/3.2$Unix OpenOffice.org_project/320m12$Build-9483</meta:generator>
    <meta:document-statistic meta:object-count="3"/>
  </office:meta>
</office:document-meta>
</file>